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ce4"/>
        <table:table-row table:style-name="ro1" table:number-rows-repeated="8"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</table:table-row>
        <table:table-row table:style-name="ro1"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21:11:47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6:37:31.807000000</meta:creation-date>
    <dc:date>2025-01-31T18:55:00.112000000</dc:date>
    <meta:editing-duration>PT2H7M6S</meta:editing-duration>
    <meta:editing-cycles>6</meta:editing-cycles>
    <meta:generator>LibreOffice/24.8.4.2$Windows_X86_64 LibreOffice_project/bb3cfa12c7b1bf994ecc5649a80400d06cd71002</meta:generator>
    <meta:document-statistic meta:table-count="1" meta:cell-count="136" meta:object-count="0"/>
  </office:meta>
</office:document-meta>
</file>